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588a" officeooo:paragraph-rsid="0004588a"/>
    </style:style>
    <style:style style:name="P2" style:family="paragraph" style:parent-style-name="Standard">
      <style:text-properties officeooo:rsid="0005b2ee" officeooo:paragraph-rsid="0005b2ee"/>
    </style:style>
    <style:style style:name="P3" style:family="paragraph" style:parent-style-name="Standard">
      <style:text-properties officeooo:rsid="000781b0" officeooo:paragraph-rsid="000781b0"/>
    </style:style>
    <style:style style:name="T1" style:family="text">
      <style:text-properties officeooo:rsid="0006dd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ial rounded mt</text:p>
      <text:p text:style-name="P1">braddly hand itc</text:p>
      <text:p text:style-name="P1"><text:tab/>brush script</text:p>
      <text:p text:style-name="P2">candara</text:p>
      <text:p text:style-name="P2">carlito</text:p>
      <text:p text:style-name="P2">castellar</text:p>
      <text:p text:style-name="P2">edwardin script</text:p>
      <text:p text:style-name="P2">frank ruehl clm boldoblique</text:p>
      <text:p text:style-name="P2"><text:tab/><text:span text:style-name="T1">freestyle script</text:span></text:p>
      <text:p text:style-name="P2"><text:tab/><text:span text:style-name="T1">kunstler script</text:span></text:p>
      <text:p text:style-name="P3">Noto Serif</text:p>
      <text:p text:style-name="P3">palace script</text:p>
      <text:p text:style-name="P3">palatino linotype</text:p>
      <text:p text:style-name="P3">script mt</text:p>
      <text:p text:style-name="P3">verdana</text:p>
      <text:p text:style-name="P3">segoe print</text:p>
      <text:p text:style-name="P3">microsoft jhenghei</text:p>
      <text:p text:style-name="P3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_64 LibreOffice_project/a726b36747cf2001e06b58ad5db1aa3a9a1872d6</meta:generator>
    <dc:date>2020-09-03T06:02:15.993000000</dc:date>
    <meta:editing-duration>PT10M48S</meta:editing-duration>
    <meta:editing-cycles>3</meta:editing-cycles>
    <meta:document-statistic meta:table-count="0" meta:image-count="0" meta:object-count="0" meta:page-count="1" meta:paragraph-count="17" meta:word-count="34" meta:character-count="228" meta:non-whitespace-character-count="208"/>
  </office:meta>
</office:document-meta>
</file>